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fo:color="#000000"/>
    </style:style>
    <style:style style:name="T61" style:parent-style-name="DefaultParagraphFont" style:family="text">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 style:parent-style-name="Normal"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style:letter-kerning="false"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style:letter-kerning="false" fo:font-size="12pt" style:font-size-asian="12pt" style:font-size-complex="12pt" fo:language="en" fo:country="US"/>
    </style:style>
    <style:style style:name="T76" style:parent-style-name="DefaultParagraphFont" style:family="text">
      <style:text-properties style:font-name="Times New Roman" style:letter-kerning="false" fo:font-size="12pt" style:font-size-asian="12pt" style:font-size-complex="12pt" fo:language="en" fo:country="US"/>
    </style:style>
    <style:style style:name="T77" style:parent-style-name="DefaultParagraphFont" style:family="text">
      <style:text-properties style:font-name="Times New Roman" style:letter-kerning="false"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style:letter-kerning="false"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P11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style>
    <style:style style:name="T1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7" style:parent-style-name="Normal" style:family="paragraph">
      <style:paragraph-properties fo:text-align="start" fo:text-indent="0in"/>
      <style:text-properties style:font-name="Times New Roman" fo:font-size="12pt" style:font-size-asian="12pt" style:font-size-complex="12pt" fo:language="en" fo:country="US"/>
    </style:style>
    <style:style style:name="P11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in"/>
      <style:text-properties style:font-name="Times New Roman" fo:font-size="12pt" style:font-size-asian="12pt" style:font-size-complex="12pt" fo:language="en" fo:country="US"/>
    </style:style>
    <style:style style:name="P121" style:parent-style-name="Normal" style:family="paragraph">
      <style:paragraph-properties fo:text-align="start" fo:text-indent="0in"/>
      <style:text-properties style:font-name="Times New Roman" fo:font-size="12pt" style:font-size-asian="12pt" style:font-size-complex="12pt" fo:language="en" fo:country="US"/>
    </style:style>
    <style:style style:name="P122" style:parent-style-name="Normal" style:family="paragraph">
      <style:paragraph-properties fo:text-align="start" fo:text-indent="0in"/>
      <style:text-properties style:font-name="Times New Roman" fo:font-size="12pt" style:font-size-asian="12pt" style:font-size-complex="12pt" fo:language="en" fo:country="US"/>
    </style:style>
    <style:style style:name="P123" style:parent-style-name="Normal" style:family="paragraph">
      <style:paragraph-properties fo:text-align="start" fo:text-indent="0in"/>
      <style:text-properties style:font-name="Times New Roman" fo:font-size="12pt" style:font-size-asian="12pt" style:font-size-complex="12pt" fo:language="en" fo:country="US"/>
    </style:style>
    <style:style style:name="P124" style:parent-style-name="Normal" style:family="paragraph">
      <style:paragraph-properties fo:text-align="start" fo:text-indent="0in"/>
      <style:text-properties style:font-name="Times New Roman" fo:font-size="12pt" style:font-size-asian="12pt" style:font-size-complex="12pt" fo:language="en" fo:country="US"/>
    </style:style>
    <style:style style:name="P125" style:parent-style-name="Normal" style:family="paragraph">
      <style:paragraph-properties fo:text-align="start" fo:text-indent="0in"/>
      <style:text-properties style:font-name="Times New Roman" fo:font-size="12pt" style:font-size-asian="12pt" style:font-size-complex="12pt" fo:language="en" fo:country="US"/>
    </style:style>
    <style:style style:name="P126" style:parent-style-name="Normal" style:family="paragraph">
      <style:paragraph-properties fo:text-align="start" fo:text-indent="0in"/>
      <style:text-properties style:font-name="Times New Roman" fo:font-size="12pt" style:font-size-asian="12pt" style:font-size-complex="12pt" fo:language="en" fo:country="US"/>
    </style:style>
    <style:style style:name="P12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Normal" style:family="paragraph">
      <style:paragraph-properties fo:text-align="start" fo:text-indent="0in"/>
      <style:text-properties style:font-name="Times New Roman" fo:font-size="12pt" style:font-size-asian="12pt" style:font-size-complex="12pt" fo:language="en" fo:country="US"/>
    </style:style>
    <style:style style:name="P129" style:parent-style-name="Normal" style:family="paragraph">
      <style:paragraph-properties fo:text-align="start" fo:text-indent="0in"/>
      <style:text-properties style:font-name="Times New Roman" fo:font-size="12pt" style:font-size-asian="12pt" style:font-size-complex="12pt" fo:language="en" fo:country="US"/>
    </style:style>
    <style:style style:name="P130" style:parent-style-name="Normal" style:family="paragraph">
      <style:paragraph-properties fo:text-align="start" fo:text-indent="0in"/>
      <style:text-properties style:font-name="Times New Roman" fo:font-size="12pt" style:font-size-asian="12pt" style:font-size-complex="12pt" fo:language="en" fo:country="US"/>
    </style:style>
    <style:style style:name="P131" style:parent-style-name="Normal" style:family="paragraph">
      <style:paragraph-properties fo:text-align="start" fo:text-indent="0in"/>
      <style:text-properties style:font-name="Times New Roman" fo:font-size="12pt" style:font-size-asian="12pt" style:font-size-complex="12pt" fo:language="en" fo:country="US"/>
    </style:style>
    <style:style style:name="P132" style:parent-style-name="Normal" style:family="paragraph">
      <style:paragraph-properties fo:text-align="start" fo:text-indent="0in"/>
      <style:text-properties style:font-name="Times New Roman" fo:font-size="12pt" style:font-size-asian="12pt" style:font-size-complex="12pt" fo:language="en" fo:country="US"/>
    </style:style>
    <style:style style:name="P133" style:parent-style-name="Normal" style:family="paragraph">
      <style:paragraph-properties fo:text-align="start" fo:text-indent="0in"/>
      <style:text-properties style:font-name="Times New Roman" fo:font-size="12pt" style:font-size-asian="12pt" style:font-size-complex="12pt" fo:language="en" fo:country="US"/>
    </style:style>
    <style:style style:name="P134" style:parent-style-name="Normal" style:family="paragraph">
      <style:paragraph-properties fo:text-align="start" fo:text-indent="0in"/>
      <style:text-properties style:font-name="Times New Roman" fo:font-size="12pt" style:font-size-asian="12pt" style:font-size-complex="12pt" fo:language="en" fo:country="US"/>
    </style:style>
    <style:style style:name="P135" style:parent-style-name="Normal" style:family="paragraph">
      <style:paragraph-properties fo:text-align="start" fo:text-indent="0in"/>
      <style:text-properties style:font-name="Times New Roman" fo:font-size="12pt" style:font-size-asian="12pt" style:font-size-complex="12pt" fo:language="en" fo:country="US"/>
    </style:style>
    <style:style style:name="P136" style:parent-style-name="Normal" style:family="paragraph">
      <style:paragraph-properties fo:text-align="start" fo:text-indent="0in"/>
      <style:text-properties style:font-name="Times New Roman" fo:font-size="12pt" style:font-size-asian="12pt" style:font-size-complex="12pt" fo:language="en" fo:country="US"/>
    </style:style>
    <style:style style:name="P137" style:parent-style-name="Normal" style:family="paragraph">
      <style:paragraph-properties fo:text-align="start" fo:text-indent="0in"/>
      <style:text-properties style:font-name="Times New Roman" fo:font-size="12pt" style:font-size-asian="12pt" style:font-size-complex="12pt" fo:language="en" fo:country="US"/>
    </style:style>
    <style:style style:name="P138" style:parent-style-name="Normal" style:family="paragraph">
      <style:paragraph-properties fo:text-align="start" fo:text-indent="0in"/>
      <style:text-properties style:font-name="Times New Roman" fo:font-size="12pt" style:font-size-asian="12pt" style:font-size-complex="12pt" fo:language="en" fo:country="US"/>
    </style:style>
    <style:style style:name="P139" style:parent-style-name="Normal" style:family="paragraph">
      <style:paragraph-properties fo:text-align="start" fo:text-indent="0in"/>
      <style:text-properties style:font-name="Times New Roman" fo:font-size="12pt" style:font-size-asian="12pt" style:font-size-complex="12pt" fo:language="en" fo:country="US"/>
    </style:style>
    <style:style style:name="P140" style:parent-style-name="Normal" style:family="paragraph">
      <style:paragraph-properties fo:text-align="start" fo:text-indent="0in"/>
      <style:text-properties style:font-name="Times New Roman" fo:font-size="12pt" style:font-size-asian="12pt" style:font-size-complex="12pt" fo:language="en" fo:country="US"/>
    </style:style>
    <style:style style:name="P141" style:parent-style-name="Normal" style:family="paragraph">
      <style:paragraph-properties fo:text-align="start" fo:text-indent="0in"/>
      <style:text-properties style:font-name="Times New Roman" fo:font-size="12pt" style:font-size-asian="12pt" style:font-size-complex="12pt" fo:language="en" fo:country="US"/>
    </style:style>
    <style:style style:name="P142" style:parent-style-name="Normal" style:family="paragraph">
      <style:paragraph-properties fo:text-align="start" fo:text-indent="0in"/>
      <style:text-properties style:font-name="Times New Roman" fo:font-size="12pt" style:font-size-asian="12pt" style:font-size-complex="12pt" fo:language="en" fo:country="US"/>
    </style:style>
    <style:style style:name="P143" style:parent-style-name="Normal" style:family="paragraph">
      <style:paragraph-properties fo:text-align="start" fo:text-indent="0in"/>
      <style:text-properties style:font-name="Times New Roman" fo:font-size="12pt" style:font-size-asian="12pt" style:font-size-complex="12pt" fo:language="en" fo:country="US"/>
    </style:style>
    <style:style style:name="P144" style:parent-style-name="Normal" style:family="paragraph">
      <style:paragraph-properties fo:text-align="start" fo:text-indent="0in"/>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size="12pt" style:font-size-asian="12pt" style:font-size-complex="12pt" fo:language="en" fo:country="US"/>
    </style:style>
    <style:style style:name="P146" style:parent-style-name="Normal" style:family="paragraph">
      <style:paragraph-properties fo:text-align="start" fo:text-indent="0in"/>
      <style:text-properties style:font-name="Times New Roman" fo:font-size="12pt" style:font-size-asian="12pt" style:font-size-complex="12pt" fo:language="en" fo:country="US"/>
    </style:style>
    <style:style style:name="P147" style:parent-style-name="Normal" style:family="paragraph">
      <style:paragraph-properties fo:text-align="start" fo:text-indent="0in"/>
      <style:text-properties style:font-name="Times New Roman" fo:font-size="12pt" style:font-size-asian="12pt" style:font-size-complex="12pt" fo:language="en" fo:country="US"/>
    </style:style>
    <style:style style:name="P148" style:parent-style-name="Normal" style:family="paragraph">
      <style:paragraph-properties fo:text-align="start" fo:text-indent="0in"/>
      <style:text-properties style:font-name="Times New Roman" fo:font-size="12pt" style:font-size-asian="12pt" style:font-size-complex="12pt" fo:language="en" fo:country="US"/>
    </style:style>
    <style:style style:name="P149" style:parent-style-name="Normal" style:family="paragraph">
      <style:paragraph-properties fo:text-align="start" fo:text-indent="0in"/>
      <style:text-properties style:font-name="Times New Roman" fo:font-size="12pt" style:font-size-asian="12pt" style:font-size-complex="12pt" fo:language="en" fo:country="US"/>
    </style:style>
    <style:style style:name="P150" style:parent-style-name="Normal" style:family="paragraph">
      <style:paragraph-properties fo:text-align="start" fo:text-indent="0in"/>
      <style:text-properties style:font-name="Times New Roman" fo:font-size="12pt" style:font-size-asian="12pt" style:font-size-complex="12pt" fo:language="en" fo:country="US"/>
    </style:style>
    <style:style style:name="P151" style:parent-style-name="Normal" style:family="paragraph">
      <style:paragraph-properties fo:text-align="start" fo:text-indent="0in"/>
      <style:text-properties style:font-name="Times New Roman" fo:font-size="12pt" style:font-size-asian="12pt" style:font-size-complex="12pt" fo:language="en" fo:country="US"/>
    </style:style>
    <style:style style:name="P152" style:parent-style-name="Normal" style:family="paragraph">
      <style:paragraph-properties fo:text-align="start" fo:text-indent="0in"/>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size="12pt" style:font-size-asian="12pt" style:font-size-complex="12pt" fo:language="en" fo:country="US"/>
    </style:style>
    <style:style style:name="P15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5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165" style:parent-style-name="Normal" style:family="paragraph">
      <style:paragraph-properties fo:text-align="start" fo:text-indent="0in"/>
      <style:text-properties style:font-name="Times New Roman" fo:font-size="12pt" style:font-size-asian="12pt" style:font-size-complex="12pt" fo:language="en" fo:country="US"/>
    </style:style>
    <style:style style:name="P166" style:parent-style-name="Normal" style:family="paragraph">
      <style:paragraph-properties fo:text-align="start" fo:text-indent="0in"/>
      <style:text-properties style:font-name="Times New Roman" fo:font-size="12pt" style:font-size-asian="12pt" style:font-size-complex="12pt" fo:language="en" fo:country="US"/>
    </style:style>
    <style:style style:name="P167" style:parent-style-name="Normal" style:family="paragraph">
      <style:paragraph-properties fo:text-align="start" fo:text-indent="0in"/>
      <style:text-properties style:font-name="Times New Roman" fo:font-size="12pt" style:font-size-asian="12pt" style:font-size-complex="12pt" fo:language="en" fo:country="US"/>
    </style:style>
    <style:style style:name="P168" style:parent-style-name="Normal" style:family="paragraph">
      <style:paragraph-properties fo:text-align="start" fo:text-indent="0in"/>
      <style:text-properties style:font-name="Times New Roman" fo:font-size="12pt" style:font-size-asian="12pt" style:font-size-complex="12pt" fo:language="en" fo:country="US"/>
    </style:style>
    <style:style style:name="P169" style:parent-style-name="Normal"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align="start" fo:text-indent="0in"/>
      <style:text-properties style:font-name="Times New Roman" fo:font-size="12pt" style:font-size-asian="12pt" style:font-size-complex="12pt" fo:language="en" fo:country="US"/>
    </style:style>
    <style:style style:name="P171" style:parent-style-name="Normal" style:family="paragraph">
      <style:paragraph-properties fo:text-align="start" fo:text-indent="0in"/>
      <style:text-properties style:font-name="Times New Roman" fo:font-size="12pt" style:font-size-asian="12pt" style:font-size-complex="12pt" fo:language="en" fo:country="US"/>
    </style:style>
    <style:style style:name="P172" style:parent-style-name="Normal" style:family="paragraph">
      <style:paragraph-properties fo:text-align="start" fo:text-indent="0in"/>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text-properties style:font-name="Times New Roman" fo:font-size="12pt" style:font-size-asian="12pt" style:font-size-complex="12pt" fo:language="en" fo:country="US"/>
    </style:style>
    <style:style style:name="P177" style:parent-style-name="Normal" style:family="paragraph">
      <style:paragraph-properties fo:text-align="start" fo:text-indent="0in"/>
      <style:text-properties style:font-name="Times New Roman" fo:font-size="12pt" style:font-size-asian="12pt" style:font-size-complex="12pt" fo:language="en" fo:country="US"/>
    </style:style>
    <style:style style:name="P178"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79" style:parent-style-name="Normal" style:family="paragraph">
      <style:paragraph-properties fo:text-align="start" fo:text-indent="0in"/>
      <style:text-properties style:font-name="Times New Roman" fo:font-size="12pt" style:font-size-asian="12pt" style:font-size-complex="12pt" fo:language="en" fo:country="US"/>
    </style:style>
    <style:style style:name="P180" style:parent-style-name="Normal" style:family="paragraph">
      <style:paragraph-properties fo:text-align="start" fo:text-indent="0in"/>
      <style:text-properties style:font-name="Times New Roman" fo:font-size="12pt" style:font-size-asian="12pt" style:font-size-complex="12pt" fo:language="en" fo:country="US"/>
    </style:style>
    <style:style style:name="P181" style:parent-style-name="Normal" style:family="paragraph">
      <style:paragraph-properties fo:text-align="start" fo:text-indent="0in"/>
      <style:text-properties style:font-name="Times New Roman" fo:font-size="12pt" style:font-size-asian="12pt" style:font-size-complex="12pt" fo:language="en" fo:country="US"/>
    </style:style>
    <style:style style:name="P182" style:parent-style-name="Normal" style:family="paragraph">
      <style:paragraph-properties fo:text-align="start" fo:text-indent="0in"/>
      <style:text-properties style:font-name="Times New Roman" fo:font-size="12pt" style:font-size-asian="12pt" style:font-size-complex="12pt" fo:language="en" fo:country="US"/>
    </style:style>
    <style:style style:name="P183" style:parent-style-name="Normal" style:family="paragraph">
      <style:paragraph-properties fo:text-align="start" fo:text-indent="0in"/>
      <style:text-properties style:font-name="Times New Roman" fo:font-size="12pt" style:font-size-asian="12pt" style:font-size-complex="12pt" fo:language="en" fo:country="US"/>
    </style:style>
    <style:style style:name="P184"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6"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89"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0"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91"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192" style:parent-style-name="Normal" style:family="paragraph">
      <style:paragraph-properties fo:text-align="start" fo:line-height="200%" fo:text-indent="-0.3333in"/>
      <style:text-properties fo:hyphenate="true"/>
    </style:style>
    <style:style style:name="T19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99" style:parent-style-name="Normal" style:family="paragraph">
      <style:paragraph-properties fo:text-align="start" fo:line-height="200%" fo:text-indent="-0.3333in"/>
      <style:text-properties fo:hyphenate="true"/>
    </style:style>
    <style:style style:name="T2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6" style:parent-style-name="Normal" style:family="paragraph">
      <style:paragraph-properties fo:text-align="start" fo:line-height="200%" fo:text-indent="-0.3333in"/>
      <style:text-properties fo:hyphenate="true"/>
    </style:style>
    <style:style style:name="T20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13" style:parent-style-name="Normal" style:family="paragraph">
      <style:paragraph-properties fo:text-align="start" fo:line-height="200%" fo:text-indent="-0.3333in"/>
      <style:text-properties fo:hyphenate="true"/>
    </style:style>
    <style:style style:name="T21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1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1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20" style:parent-style-name="Normal" style:family="paragraph">
      <style:paragraph-properties fo:text-align="start" fo:line-height="200%" fo:text-indent="-0.3333in"/>
      <style:text-properties fo:hyphenate="true"/>
    </style:style>
    <style:style style:name="T2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2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27" style:parent-style-name="Normal" style:family="paragraph">
      <style:paragraph-properties fo:text-align="start" fo:line-height="200%" fo:text-indent="-0.3333in"/>
      <style:text-properties fo:hyphenate="true"/>
    </style:style>
    <style:style style:name="T22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2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32" style:parent-style-name="Normal" style:family="paragraph">
      <style:paragraph-properties fo:text-align="start" fo:line-height="200%" fo:text-indent="-0.3333in"/>
      <style:text-properties fo:hyphenate="true"/>
    </style:style>
    <style:style style:name="T23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3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38"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39" style:parent-style-name="Normal" style:family="paragraph">
      <style:paragraph-properties fo:text-align="start" fo:line-height="200%" fo:text-indent="-0.3333in"/>
      <style:text-properties fo:hyphenate="true"/>
    </style:style>
    <style:style style:name="T24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4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4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46" style:parent-style-name="Normal" style:family="paragraph">
      <style:paragraph-properties fo:text-align="start" fo:line-height="200%" fo:text-indent="-0.3333in"/>
      <style:text-properties fo:hyphenate="true"/>
    </style:style>
    <style:style style:name="T24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4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5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53" style:parent-style-name="Normal" style:family="paragraph">
      <style:paragraph-properties fo:text-align="start" fo:line-height="200%" fo:text-indent="-0.3333in"/>
      <style:text-properties fo:hyphenate="true"/>
    </style:style>
    <style:style style:name="T2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5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5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58" style:parent-style-name="Normal" style:family="paragraph">
      <style:paragraph-properties fo:text-align="start" fo:line-height="200%" fo:text-indent="-0.3333in"/>
      <style:text-properties fo:hyphenate="true"/>
    </style:style>
    <style:style style:name="T25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6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63" style:parent-style-name="Normal" style:family="paragraph">
      <style:paragraph-properties fo:text-align="start" fo:line-height="200%" fo:text-indent="-0.3333in"/>
      <style:text-properties fo:hyphenate="true"/>
    </style:style>
    <style:style style:name="T26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6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6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67"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6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6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71" style:parent-style-name="Normal" style:family="paragraph">
      <style:paragraph-properties fo:text-align="start" fo:line-height="200%" fo:text-indent="-0.3333in"/>
      <style:text-properties fo:hyphenate="true"/>
    </style:style>
    <style:style style:name="T27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27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77" style:parent-style-name="Normal" style:family="paragraph">
      <style:paragraph-properties fo:text-align="start" fo:line-height="200%" fo:text-indent="-0.3333in"/>
      <style:text-properties fo:hyphenate="true"/>
    </style:style>
    <style:style style:name="T278"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27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85" style:parent-style-name="Normal" style:family="paragraph">
      <style:paragraph-properties fo:text-align="start" fo:line-height="200%" fo:text-indent="-0.3333in"/>
      <style:text-properties fo:hyphenate="true"/>
    </style:style>
    <style:style style:name="T28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8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8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90"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Subjective cogntive measures</text:p>
      <text:p text:style-name="P56">Fatigue</text:p>
      <text:p text:style-name="P57"><text:span text:style-name="T58"><office:annotation office:name="6" xml:id="1156475456"><dc:creator>Janka Hauffe</dc:creator><dc:date>2024-09-26T11:14:00</dc:date><meta:creator-initials>JH</meta:creator-initials><text:p text:style-name="P59"><text:span text:style-name="T60">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61"><text:s/>cognitive measures</text:span></text:p>
      <text:p text:style-name="P62">Neurological tests</text:p>
      <text:p text:style-name="P63"><text:bookmark-start text:name="_Hlk178298318"/>EEG<text:s/>findings in PCS patients</text:p>
      <text:p text:style-name="P64"><text:bookmark-start text:name="_Hlk178302760"/><text:span text:style-name="T65">Electroencephalography (EEG) is a non-invasive, objective method for assessing neuronal activity and has proven to be a valuable tool in identifying neurophysiological dysfunctions<text:s/></text:span><text:span text:style-name="T66">in individuals with cognitive impairment (Koenig, Smailovic &amp; Jelic, 2020</text:span><text:span text:style-name="T67">; Kubota, Gajera &amp; Kuroda, 2021)</text:span><text:span text:style-name="T68">.<text:s/></text:span><text:bookmark-start text:name="_Hlk178302865"/><text:bookmark-end text:name="_Hlk178302760"/><text:span text:style-name="T69">Because of this, EEG studies have become increasingly relevant for investigating individuals with COVID-19 and PCS, as they reveal changes in brain neural activity that correlate with<text:s/></text:span><text:span text:style-name="T70">fatigue and<text:s/></text:span><text:span text:style-name="T71">cognitive deficits</text:span><text:span text:style-name="T72"><text:s/>in these patients<text:s/></text:span><text:span text:style-name="T73">(</text:span><text:span text:style-name="T74">Antony &amp; Haneef, 2020;<text:s/></text:span><text:span text:style-name="T75">Appelt et al., 2022; Cecchetti et al., 2022; Furlanis et al., 2023;<text:s/></text:span><text:span text:style-name="T76">Kopańska</text:span><text:span text:style-name="T77"><text:s/>et al., 2022; Kubota, Gajera &amp; Kuroda, 2021;<text:s/></text:span><text:span text:style-name="T78">Pasini et al., 2020</text:span><text:span text:style-name="T79">;<text:s/></text:span><text:span text:style-name="T80">Pastor, Vega-Zelaya &amp; Abad, 2020</text:span><text:span text:style-name="T81">;<text:s/></text:span><text:span text:style-name="T82">Roberto, Espiritu, Fernandez &amp; Gutierrez, 2020</text:span><text:span text:style-name="T83">;<text:s/></text:span><text:span text:style-name="T84">Wojcik et al., 2023)</text:span><text:span text:style-name="T85">.</text:span><text:bookmark-end text:name="_Hlk178302865"/><text:span text:style-name="T86"><text:s/></text:span></text:p>
      <text:p text:style-name="P87"><text:span text:style-name="T88">For example, Kubota et al.</text:span><text:span text:style-name="T89"><text:s/></text:span><text:span text:style-name="T90"><office:annotation office:name="7" xml:id="1838030979"><dc:creator>Janka Hauffe</dc:creator><dc:date>2024-09-27T04:34:00</dc:date><meta:creator-initials>JH</meta:creator-initials><text:p text:style-name="P91">Muss eigentlich dazu sagen, von denen, bei den ein EEG gemacht worden ist, auf Grund der Symptom Schwere. Es geht nicht um die Gesamtstichprobe aller, die jemals Corona hatten.<text:s/></text:p></office:annotation>(2021</text:span><text:span text:style-name="CommentReference"><office:annotation-end office:name="7"/></text:span><text:span text:style-name="T92">)<text:s/></text:span><text:span text:style-name="T93">reported th</text:span><text:span text:style-name="T94">at the proportion of abnormal background activity in COVID-19 patients was remarkably high at 96.1%. Similarly, Pasini et al. (2020) examined 15 patients with COVID-19 , finding abnormal EEGs in all cases.<text:s/></text:span><text:span text:style-name="T95">Abnormalities were not only present in COVID-19 patients, but also in those with PCS.<text:s/></text:span><text:span text:style-name="T96">As to meantion only two of them exampley,<text:s/></text:span><text:span text:style-name="T97">Furlanis et al.</text:span><text:span text:style-name="T98"><text:s/>(2023)</text:span><text:span text:style-name="T99"><text:s/>found that two-thirds of the 20 participants presenting brain fog were characterized by unexpected abnormal EEG patterns.<text:s/></text:span><text:span text:style-name="T100">Ortelli et al. (2023) found that lower performance<text:s/></text:span><text:span text:style-name="T101">on</text:span><text:span text:style-name="T102"><text:s/>cognitive tasks,<text:s/></text:span><text:span text:style-name="T103">particularly<text:s/></text:span><text:span text:style-name="T104">those</text:span><text:span text:style-name="T105"><text:s/>assessing</text:span><text:span text:style-name="T106"><text:s/>executive function, was associated with<text:s/></text:span><text:span text:style-name="T107">changes in<text:s/></text:span><text:span text:style-name="T108">brain activity<text:s/></text:span><text:span text:style-name="T109">in<text:s/></text:span><text:span text:style-name="T110">PCS patients.<text:s/></text:span></text:p>
      <text:p text:style-name="P111">There are different types of analyses used to evaluate EEG patterns of PCS patients, ranging<text:s/>from common power spectrum and event-related potentials (Cecchetti et al., 2022; Furlanis et al., 2023;<text:s/>Kopańska<text:s/>et al., 2022) to more<text:s/>sophisticated approaches, such as intrinsic mode functions and avalanche analysis (Appelt et al., 2022; Wojcik et al., 2023).<text:s/>However, in this thesis, a power analysis will be conducted, specifically examining delta and beta frequency (in PCS patients).<text:s/></text:p>
      <text:soft-page-break/>
      <text:p text:style-name="P112"><text:span text:style-name="T113">Delta Power in PCS patients</text:span></text:p>
      <text:p text:style-name="P114">Delta frequency (0.5-3<text:s/>Hz) in<text:s/>typically absent during the waking state of<text:s/>healthy adults<text:s/>and is associated with deep sleep<text:s/>(Schandry, 2016).<text:s/>Ortelli et al. (2023) reported significant differences in<text:s/>the<text:s/>delta frequency band between PCS and healthy controls, with PCS patients displaying diminished activity compared to healthy controls.<text:s/>Lower delta power was associated with worse cognitive functioning.<text:s/>However, findings regarding delta power in PCS patients are not consistent.<text:s/>For instance, Kopańska et al.<text:s/>(2022) found<text:s/>a decrease of delta in the left hemisphere, similar to Ortelli et al. (2023), but also<text:s/>observed an increase in delta activity in the right hemisphere.<text:s/>In another study of 20 PCS patients, a delta-slowing pattern was revealed in nine of them (Furlani et al.,<text:s/>2022). Furthermore,<text:s/>the relative delta power values in this cohort were higher compared to those reported in literature for healthy individuals. Similarly,<text:s/>Pastor<text:s/>et al.<text:s/>(2020) demonstrated a significant encephalopathic pattern<text:s/>in PCS patients<text:s/>characterized, among others, by an<text:s/>increase<text:s/>of generalized delta activity.<text:s/></text:p>
      <text:p text:style-name="P115"/>
      <text:p text:style-name="P116">Beta Power in PCS patients</text:p>
      <text:p text:style-name="P117">Beta frequency (14-30 Hz) is<text:s/>typically<text:s/>present when<text:s/>individuals are<text:s/>awake and mentally or physically active,<text:s/>or<text:s/>under psychological stress<text:s/>(Schandry et al., 2016).<text:s/>While Ortelli et al. (2023) found no significant differences in beta frequency bands, Kopańska et al. (2020) reported increased beta2 activity in both hemispheres and elevated beta1 activity in the left hemisphere in PCS patients.<text:s/></text:p>
      <text:p text:style-name="P118"/>
      <text:p text:style-name="P119">EEG findings conclusion</text:p>
      <text:p text:style-name="P120">Those EEG findings<text:s/>discussed<text:s/>above are mainly based on subjective perceived cognitive impairment<text:s/>rather than<text:s/>objective<text:s/>measures of impairment. To illustrate this, the findings of Ortelli et al. (2023)<text:s/>provide relevant insights. The PCS group had significant lower MoCA score and higher fatigue score (assessed with the self-evaluation scale measuring perceived fatigue (FSS)), than the control group.<text:s/>However,<text:s/>the global cognitive score assessed with the MoCA<text:s/>was still concidered as normal, implying that, overall, PCS patients did not have clinical significant cognitive impairment.<text:s/></text:p>
      <text:p text:style-name="P121"><text:tab/>Notably, there was no differentiation possible between EEG patterns associated with cognitive impairment and those related to fatigue.<text:s/>This raises an interesting opportunity to<text:s/>examine<text:s/>beta and delta power<text:s/>during resting state<text:s/>in two<text:s/>groups defind solely by objective cognitive measures, allowing for a clearer understanding of the relationship between EEG patterns and cognitive functioning in patients with PCS.<text:s/>This approach would allow potential<text:s/><text:soft-page-break/>abnormalities in EEG to be more directly linked to objective cognitive impairment rather than subjective cognitive impairment, which might be influenced by psychological factors, such as fatigue.<text:s/></text:p>
      <text:p text:style-name="P122"/>
      <text:p text:style-name="P123">That shows again, that<text:s/></text:p>
      <text:p text:style-name="P124"/>
      <text:p text:style-name="P125">there was also no differenciation between cognitive impairment and fatigue.<text:s/>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126">EEG studies have also provided insights into the neurophysiological impact of SARS-CoV-2 infection, revealing changes in brain electrical activity that correlate with cognitive deficits in PCS patients.<text:s/></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text:bookmark-end text:name="_Hlk178298318"/></text:p>
      <text:p text:style-name="P149"/>
      <text:p text:style-name="P150">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151"/>
      <text:p text:style-name="P152">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153">Before the cluster analysis approach will be explained, a closer look into objective cognitive measures will be taken. <text:s/></text:p>
      <text:p text:style-name="P154"/>
      <text:list text:style-name="LFO1" text:continue-numbering="true">
        <text:list-item>
          <text:p text:style-name="P155">Introduction to COVID-19 and PCS</text:p>
        </text:list-item>
        <text:list-item>
          <text:p text:style-name="P156">Cognitive impairment in PCS</text:p>
        </text:list-item>
        <text:list-item>
          <text:p text:style-name="P157">Fatigue in PCS (not sure if I want that here. Or maybe just as part of Factors influencing cognitive impairment? Or later findings of Fatigue in PCS and then)</text:p>
        </text:list-item>
        <text:list-item>
          <text:p text:style-name="P158">Factors influencing cognitive impairment</text:p>
        </text:list-item>
        <text:list-item>
          <text:p text:style-name="P159">EEG findings in cognitive impairment</text:p>
        </text:list-item>
        <text:list-item>
          <text:p text:style-name="P160">EEG findings in PCS</text:p>
        </text:list-item>
        <text:list-item>
          <text:p text:style-name="P161">(maybe here fatigue?)</text:p>
        </text:list-item>
        <text:list-item>
          <text:p text:style-name="P162">Cluster analysis <text:s/>approach</text:p>
        </text:list-item>
        <text:list-item>
          <text:p text:style-name="P163">Research question</text:p>
        </text:list-item>
        <text:list-item>
          <text:p text:style-name="P164">Hypotheses<text:s/></text:p>
        </text:list-item>
      </text:list>
      <text:p text:style-name="P165"/>
      <text:p text:style-name="P166">Definition of cognitive impairment</text:p>
      <text:p text:style-name="P167">How cognitive impairment is measured</text:p>
      <text:p text:style-name="P168">Fatigue</text:p>
      <text:p text:style-name="P169">EEG findings</text:p>
      <text:p text:style-name="P170">Goal of this study (two objective cognitive groups, comparing them)</text:p>
      <text:p text:style-name="P171">How to reach goal<text:s/></text:p>
      <text:p text:style-name="P172"/>
      <text:p text:style-name="P173">EEG finding in PCS patients</text:p>
      <text:p text:style-name="P174"/>
      <text:p text:style-name="P175">EEG findings in cognitive impairment</text:p>
      <text:p text:style-name="P176"/>
      <text:p text:style-name="P177"/>
      <text:p text:style-name="P178">How do individuals with different cognitive performance levels differ in their self-reported limitations after SARS-CoV-2 infection, their well-being, and their resting state neural activity?</text:p>
      <text:p text:style-name="P179"/>
      <text:p text:style-name="P180">Hypotheses<text:s/></text:p>
      <text:p text:style-name="P181"/>
      <text:p text:style-name="P182"/>
      <text:p text:style-name="P183"/>
      <text:p text:style-name="P184"/>
      <text:p text:style-name="P185"/>
      <text:p text:style-name="P186"/>
      <text:p text:style-name="P187"/>
      <text:p text:style-name="P188"/>
      <text:p text:style-name="P189"/>
      <text:p text:style-name="P190"/>
      <text:p text:style-name="P191">Literature</text:p>
      <text:p text:style-name="P192"><text:span text:style-name="T193">Almeria, M., Cejudo, J. C., Sotoca, J., Deus, J., &amp; Krupinski, J. (2020). Cognitive profile following COVID-19 infection: Clinical predictors leading to neuropsychological impairment.<text:s/></text:span><text:span text:style-name="T194">Brain, Behavior, &amp; Immunity-Health</text:span><text:span text:style-name="T195">,<text:s/></text:span><text:span text:style-name="T196">9</text:span><text:span text:style-name="T197">, 100163.<text:s/></text:span><text:a xlink:href="https://doi.org/10.1016/j.bbih.2020.100163" office:target-frame-name="_top" xlink:show="replace"><text:span text:style-name="T198">https://doi.org/10.1016/j.bbih.2020.100163</text:span></text:a></text:p>
      <text:p text:style-name="P199"><text:span text:style-name="T200">Bland, A., Barraclough, M., Trender, W., Mehta, M., Hellyer, P., Hampshire, A., Penner, I.-K., Elliott, R., &amp; Harenwall, S. (2024). Profiles of objective and subjective cognitive function in Post-COVID Syndrome, COVID-19 recovered, and COVID-19 naïve individuals.<text:s/></text:span><text:span text:style-name="T201">Scientific Reports</text:span><text:span text:style-name="T202">,<text:s/></text:span><text:span text:style-name="T203">14</text:span><text:span text:style-name="T204">(1), 13368.<text:s/></text:span><text:a xlink:href="https://doi.org/10.1038/s41598-024-62050-x" office:target-frame-name="_top" xlink:show="replace"><text:span text:style-name="T205">https://doi.org/10.1038/s41598-024-62050-x</text:span></text:a></text:p>
      <text:soft-page-break/>
      <text:p text:style-name="P206"><text:span text:style-name="T207">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08">Critical Care</text:span><text:span text:style-name="T209">,<text:s/></text:span><text:span text:style-name="T210">23</text:span><text:span text:style-name="T211">, 1–11.<text:s/></text:span><text:a xlink:href="https://doi.org/10.1186/s13054-019-2527-1" office:target-frame-name="_top" xlink:show="replace"><text:span text:style-name="T212">https://doi.org/10.1186/s13054-019-2527-1</text:span></text:a></text:p>
      <text:p text:style-name="P213"><text:span text:style-name="T214">Ceban, F., Ling, S., Lui, L. M., Lee, Y., Gill, H., Teopiz, K. M., Rodrigues, N. B., Subramaniapillai, M., Di Vincenzo, J. D., Cao, B., &amp; others. (2022). Fatigue and cognitive impairment in Post-COVID-19 Syndrome: A systematic review and meta-analysis.<text:s/></text:span><text:span text:style-name="T215">Brain, Behavior, and Immunity</text:span><text:span text:style-name="T216">,<text:s/></text:span><text:span text:style-name="T217">101</text:span><text:span text:style-name="T218">, 93–135.<text:s/></text:span><text:a xlink:href="https://doi.org/10.1016/j.bbi.2021.12.020" office:target-frame-name="_top" xlink:show="replace"><text:span text:style-name="T219">https://doi.org/10.1016/j.bbi.2021.12.020</text:span></text:a></text:p>
      <text:p text:style-name="P220"><text:span text:style-name="T221">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222">Brain, Behavior, &amp; Immunity-Health</text:span><text:span text:style-name="T223">,<text:s/></text:span><text:span text:style-name="T224">21</text:span><text:span text:style-name="T225">, 100425.<text:s/></text:span><text:a xlink:href="https://doi.org/10.1016/j.bbih.2022.100425" office:target-frame-name="_top" xlink:show="replace"><text:span text:style-name="T226">https://doi.org/10.1016/j.bbih.2022.100425</text:span></text:a></text:p>
      <text:p text:style-name="P227"><text:span text:style-name="T228">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229">European Journal of Neurology</text:span><text:span text:style-name="T230">.<text:s/></text:span><text:a xlink:href="https://doi.org/10.1111/ene.16084" office:target-frame-name="_top" xlink:show="replace"><text:span text:style-name="T231">https://doi.org/10.1111/ene.16084</text:span></text:a></text:p>
      <text:p text:style-name="P232"><text:span text:style-name="T233">Henneghan, A. M., Lewis, K. A., Gill, E., &amp; Kesler, S. R. (2022). Cognitive impairment in non-critical, mild-to-moderate COVID-19 survivors.<text:s/></text:span><text:span text:style-name="T234">Frontiers in Psychology</text:span><text:span text:style-name="T235">,<text:s/></text:span><text:span text:style-name="T236">13</text:span><text:span text:style-name="T237">, 770459.<text:s/></text:span><text:a xlink:href="https://doi.org/10.3389/fpsyg.2022.770459" office:target-frame-name="_top" xlink:show="replace"><text:span text:style-name="T238">https://doi.org/10.3389/fpsyg.2022.770459</text:span></text:a></text:p>
      <text:p text:style-name="P239"><text:span text:style-name="T240">Hill, N. L., Mogle, J., Wion, R., Munoz, E., DePasquale, N., Yevchak, A. M., &amp; Parisi, J. M. (2016). Subjective cognitive impairment and affective symptoms: A systematic review.<text:s/></text:span><text:span text:style-name="T241">The Gerontologist</text:span><text:span text:style-name="T242">,<text:s/></text:span><text:span text:style-name="T243">56</text:span><text:span text:style-name="T244">(6), e109–e127.<text:s/></text:span><text:a xlink:href="https://doi.org/10.1093/geront/gnw091" office:target-frame-name="_top" xlink:show="replace"><text:span text:style-name="T245">https://doi.org/10.1093/geront/gnw091</text:span></text:a></text:p>
      <text:p text:style-name="P246"><text:span text:style-name="T247">Kwan, A. T., Lakhani, M., Le, G. H., Singh, G., Teopiz, K. M., Ceban, F., Nijjar, C. S., Meshkat, S., Badulescu, S., Ho, R., &amp; others.<text:s/></text:span><text:span text:style-name="T248">(2024). Subjective and objective measures of cognitive<text:s/></text:span><text:soft-page-break/><text:span text:style-name="T249">function are correlated in persons with Post-COVID-19 Condition: A secondary analysis of a Randomized Controlled Trial.<text:s/></text:span><text:span text:style-name="T250">European Archives of Psychiatry and Clinical Neuroscience</text:span><text:span text:style-name="T251">, 1–8.<text:s/></text:span><text:a xlink:href="https://doi.org/10.1007/s00406-024-01877-x" office:target-frame-name="_top" xlink:show="replace"><text:span text:style-name="T252">https://doi.org/10.1007/s00406-024-01877-x</text:span></text:a></text:p>
      <text:p text:style-name="P253"><text:span text:style-name="T254">Organization, W. H. (2023).<text:s/></text:span><text:span text:style-name="T255">WHO Coronavirus (COVID-19) Dashboard &gt; Cases</text:span><text:span text:style-name="T256">.<text:s/></text:span><text:a xlink:href="https://data.who.int/dashboards/covid19/cases" office:target-frame-name="_top" xlink:show="replace"><text:span text:style-name="T257">https://data.who.int/dashboards/covid19/cases</text:span></text:a></text:p>
      <text:p text:style-name="P258"><text:span text:style-name="T259">Organization, W. H. &amp; others. (2021).<text:s/></text:span><text:span text:style-name="T260">A clinical case definition of post COVID-19 condition by a Delphi consensus, 6 October 2021</text:span><text:span text:style-name="T261">. World Health Organization.<text:s/></text:span><text:a xlink:href="https://www.who.int/publications/i/item/clinical-case-definition-of-post-covid-19-condition" office:target-frame-name="_top" xlink:show="replace"><text:span text:style-name="T262">https://www.who.int/publications/i/item/clinical-case-definition-of-post-covid-19-condition</text:span></text:a></text:p>
      <text:p text:style-name="P263"><text:span text:style-name="T264">Schild, A.-K., Goereci, Y., Scharfenberg, D., Klein, K., Lülling, J., Meiberth, D., Schweitzer, F., Stürmer, S., Zeyen, P., Sahin, D., &amp; others.<text:s/></text:span><text:span text:style-name="T265">(2023). Multidomain cognitive impairment in non-hospitalized patients with the post-COVID-19 syndrome: Results from a prospective monocentric cohort.<text:s/></text:span><text:span text:style-name="T266">Journal of Neurology</text:span><text:span text:style-name="T267">,<text:s/></text:span><text:span text:style-name="T268">270</text:span><text:span text:style-name="T269">(3), 1215–1223.<text:s/></text:span><text:a xlink:href="https://doi.org/10.1007/s00415-022-11444-w" office:target-frame-name="_top" xlink:show="replace"><text:span text:style-name="T270">https://doi.org/10.1007/s00415-022-11444-w</text:span></text:a></text:p>
      <text:p text:style-name="P271"><text:span text:style-name="T272">Schild, A.-K., Scharfenberg, D., Kirchner, L., Klein, K., Regorius, A., Goereci, Y., Meiberth, D., Sannemann, L., Lülling, J., Schweitzer, F., &amp; others.<text:s/></text:span><text:span text:style-name="T273">(2023). Subjective and objective cognitive deficits in patients with post-COVID syndrome.<text:s/></text:span><text:span text:style-name="T274">Zeitschrift Für Neuropsychologie</text:span><text:span text:style-name="T275">.<text:s/></text:span><text:a xlink:href="https://doi.org/10.1024/1016-264X/a000374" office:target-frame-name="_top" xlink:show="replace"><text:span text:style-name="T276">https://doi.org/10.1024/1016-264X/a000374</text:span></text:a></text:p>
      <text:p text:style-name="P277"><text:span text:style-name="T278">Stewart, R. (2012).<text:s/></text:span><text:span text:style-name="T279">Subjective cognitive impairment.<text:s/></text:span><text:span text:style-name="T280">Current Opinion in Psychiatry</text:span><text:span text:style-name="T281">,<text:s/></text:span><text:span text:style-name="T282">25</text:span><text:span text:style-name="T283">(6), 445–450.<text:s/></text:span><text:a xlink:href="https://doi.org/10.1097/YCO.0b013e3283586fd8" office:target-frame-name="_top" xlink:show="replace"><text:span text:style-name="T284">https://doi.org/10.1097/YCO.0b013e3283586fd8</text:span></text:a></text:p>
      <text:p text:style-name="P285"><text:span text:style-name="T286">Zamarian, L., Rass, V., Goettfried, E., Mayr, V., Carbone, F., Kindl, P., Delazer, M., Djamshidian, A., Fanciulli, A., Mahlknecht, P., &amp; others. (2024). Objective and subjective cognitive outcomes one year after COVID-19.<text:s/></text:span><text:span text:style-name="T287">Annals of Clinical and Translational Neurology</text:span><text:span text:style-name="T288">.<text:s/></text:span><text:a xlink:href="https://doi.org/10.1002/acn3.52149" office:target-frame-name="_top" xlink:show="replace"><text:span text:style-name="T289">https://doi.org/10.1002/acn3.52149</text:span></text:a></text:p>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7T04:26:00Z</dc:date>
    <meta:print-date>2024-09-26T09:19:00Z</meta:print-date>
    <meta:template xlink:href="Normal.dotm" xlink:type="simple"/>
    <meta:editing-cycles>142</meta:editing-cycles>
    <meta:editing-duration>PT0S</meta:editing-duration>
    <meta:document-statistic meta:page-count="9" meta:paragraph-count="36" meta:word-count="2499" meta:character-count="18210" meta:row-count="131" meta:non-whitespace-character-count="15747"/>
  </office:meta>
</office:document-meta>
</file>